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3b3b3" fo:border-left="0.06pt solid #000000" fo:border-right="none" fo:border-top="0.06pt solid #000000"/>
      <style:text-properties fo:font-style="normal" style:text-underline-style="none" style:font-style-asian="normal" style:font-style-complex="normal"/>
    </style:style>
    <style:style style:name="ce2" style:family="table-cell" style:parent-style-name="Default" style:data-style-name="N121">
      <style:table-cell-properties fo:border-bottom="none" fo:background-color="#33cc66" fo:border-left="0.06pt solid #000000" fo:border-right="none" fo:border-top="0.06pt solid #000000"/>
    </style:style>
    <style:style style:name="ce3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121">
      <style:table-cell-properties fo:background-color="transparent" fo:border="none"/>
    </style:style>
    <style:style style:name="ce5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b3b3b3" fo:border-left="none" fo:border-right="none" fo:border-top="0.06pt solid #000000"/>
      <style:text-properties fo:font-style="normal" style:text-underline-style="none" style:font-style-asian="normal" style:font-style-complex="normal"/>
    </style:style>
    <style:style style:name="ce7" style:family="table-cell" style:parent-style-name="Default" style:data-style-name="N121">
      <style:table-cell-properties fo:border-bottom="none" fo:background-color="#33cc66" fo:border-left="none" fo:border-right="none" fo:border-top="0.06pt solid #000000"/>
    </style:style>
    <style:style style:name="ce8" style:family="table-cell" style:parent-style-name="Default" style:data-style-name="N121"/>
    <style:style style:name="ce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2">
      <style:table-cell-properties fo:border-bottom="0.06pt solid #000000" fo:background-color="#b3b3b3" fo:border-left="none" fo:border-right="none" fo:border-top="0.06pt solid #000000"/>
      <style:text-properties fo:font-style="normal" style:text-underline-style="none" style:font-style-asian="normal" style:font-style-complex="normal"/>
    </style:style>
    <style:style style:name="ce11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122"/>
    <style:style style:name="ce13" style:family="table-cell" style:parent-style-name="Default" style:data-style-name="N122">
      <style:table-cell-properties fo:background-color="transparent" fo:border="none"/>
    </style:style>
    <style:style style:name="ce14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ackground-color="#b3b3b3" fo:border-left="none" fo:border-right="0.06pt solid #000000" fo:border-top="0.06pt solid #000000"/>
      <style:text-properties fo:font-style="normal" style:text-underline-style="none" style:font-style-asian="normal" style:font-style-complex="normal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default-cell-style-name="ce12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X_1</text:p>
          </table:table-cell>
          <table:table-cell table:style-name="ce6" office:value-type="string">
            <text:p>X_2</text:p>
          </table:table-cell>
          <table:table-cell table:style-name="ce10" office:value-type="string">
            <text:p>f(X_1,X_2)</text:p>
          </table:table-cell>
          <table:table-cell table:style-name="ce6" office:value-type="string">
            <text:p>Gradient X_1</text:p>
          </table:table-cell>
          <table:table-cell table:style-name="ce6" office:value-type="string">
            <text:p>Gradient X_2</text:p>
          </table:table-cell>
          <table:table-cell table:style-name="ce6" office:value-type="string">
            <text:p>Länge Grad</text:p>
          </table:table-cell>
          <table:table-cell table:style-name="ce6" office:value-type="string">
            <text:p>Norm Grad X_1</text:p>
          </table:table-cell>
          <table:table-cell table:style-name="ce6" office:value-type="string">
            <text:p>Norm Grad X_2</text:p>
          </table:table-cell>
          <table:table-cell table:style-name="ce18" office:value-type="string">
            <text:p>Länge</text:p>
          </table:table-cell>
        </table:table-row>
        <table:table-row table:style-name="ro1">
          <table:table-cell table:style-name="ce2" office:value-type="float" office:value="2">
            <text:p>2.00000</text:p>
          </table:table-cell>
          <table:table-cell table:style-name="ce7" office:value-type="float" office:value="3">
            <text:p>3.00000</text:p>
          </table:table-cell>
          <table:table-cell table:style-name="ce11" table:formula="of:=SIN([.A2])+COS([.B2])" office:value-type="float" office:value="-0.0806950697747637">
            <text:p>-0.080695</text:p>
          </table:table-cell>
          <table:table-cell table:style-name="ce15" table:formula="of:=COS([.A2])" office:value-type="float" office:value="-0.416146836547142">
            <text:p>-0.42</text:p>
          </table:table-cell>
          <table:table-cell table:style-name="ce15" table:formula="of:=-SIN([.B2])" office:value-type="float" office:value="-0.141120008059867">
            <text:p>-0.14</text:p>
          </table:table-cell>
          <table:table-cell table:style-name="ce15" table:formula="of:=SQRT([.D2]*[.D2]+[.E2]^2)" office:value-type="float" office:value="0.439423538562753">
            <text:p>0.44</text:p>
          </table:table-cell>
          <table:table-cell table:style-name="ce15" table:formula="of:=[.D2]/[.F2]" office:value-type="float" office:value="-0.947029005110325">
            <text:p>-0.95</text:p>
          </table:table-cell>
          <table:table-cell table:style-name="ce15" table:formula="of:=[.E2]/[.F2]" office:value-type="float" office:value="-0.321148039819251">
            <text:p>-0.32</text:p>
          </table:table-cell>
          <table:table-cell table:style-name="ce19" office:value-type="float" office:value="1">
            <text:p>1</text:p>
          </table:table-cell>
        </table:table-row>
        <table:table-row table:style-name="ro1">
          <table:table-cell table:style-name="ce3" table:formula="of:=[.A2]+[.G2]*[.I2]" office:value-type="float" office:value="1.05297099488967">
            <text:p>1.05297</text:p>
          </table:table-cell>
          <table:table-cell table:style-name="ce8" table:formula="of:=[.B2]+[.H2]*[.I2]" office:value-type="float" office:value="2.67885196018075">
            <text:p>2.67885</text:p>
          </table:table-cell>
          <table:table-cell table:formula="of:=SIN([.A3])+COS([.B3])" office:value-type="float" office:value="-0.0259347319232616">
            <text:p>-0.025935</text:p>
          </table:table-cell>
          <table:table-cell table:formula="of:=COS([.A3])" office:value-type="float" office:value="0.494991745731484">
            <text:p>0.49</text:p>
          </table:table-cell>
          <table:table-cell table:formula="of:=-SIN([.B3])" office:value-type="float" office:value="-0.446402241730282">
            <text:p>-0.45</text:p>
          </table:table-cell>
          <table:table-cell table:formula="of:=SQRT([.D3]*[.D3]+[.E3]^2)" office:value-type="float" office:value="0.666552165823594">
            <text:p>0.67</text:p>
          </table:table-cell>
          <table:table-cell table:formula="of:=[.D3]/[.F3]" office:value-type="float" office:value="0.742615163690708">
            <text:p>0.74</text:p>
          </table:table-cell>
          <table:table-cell table:formula="of:=[.E3]/[.F3]" office:value-type="float" office:value="-0.669718387575422">
            <text:p>-0.67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3" table:formula="of:=[.A3]+[.G3]*[.I3]" office:value-type="float" office:value="1.79558615858038">
            <text:p>1.79559</text:p>
          </table:table-cell>
          <table:table-cell table:style-name="ce8" table:formula="of:=[.B3]+[.H3]*[.I3]" office:value-type="float" office:value="2.00913357260533">
            <text:p>2.00913</text:p>
          </table:table-cell>
          <table:table-cell table:formula="of:=SIN([.A4])+COS([.B4])" office:value-type="float" office:value="0.5504064780733">
            <text:p>0.550406</text:p>
          </table:table-cell>
          <table:table-cell table:formula="of:=COS([.A4])" office:value-type="float" office:value="-0.222901486468873">
            <text:p>-0.22</text:p>
          </table:table-cell>
          <table:table-cell table:formula="of:=-SIN([.B4])" office:value-type="float" office:value="-0.905458644817188">
            <text:p>-0.91</text:p>
          </table:table-cell>
          <table:table-cell table:formula="of:=SQRT([.D4]*[.D4]+[.E4]^2)" office:value-type="float" office:value="0.932491517465018">
            <text:p>0.93</text:p>
          </table:table-cell>
          <table:table-cell table:formula="of:=[.D4]/[.F4]" office:value-type="float" office:value="-0.239038621042721">
            <text:p>-0.24</text:p>
          </table:table-cell>
          <table:table-cell table:formula="of:=[.E4]/[.F4]" office:value-type="float" office:value="-0.971010060529753">
            <text:p>-0.97</text:p>
          </table:table-cell>
          <table:table-cell table:style-name="ce20" table:formula="of:=IF([.C4]&lt;[.C3];[.I3]/2;[.I3])" office:value-type="float" office:value="1">
            <text:p>1</text:p>
          </table:table-cell>
        </table:table-row>
        <table:table-row table:style-name="ro1">
          <table:table-cell table:style-name="ce3" table:formula="of:=[.A4]+[.G4]*[.I4]" office:value-type="float" office:value="1.55654753753766">
            <text:p>1.55655</text:p>
          </table:table-cell>
          <table:table-cell table:style-name="ce8" table:formula="of:=[.B4]+[.H4]*[.I4]" office:value-type="float" office:value="1.03812351207557">
            <text:p>1.03812</text:p>
          </table:table-cell>
          <table:table-cell table:formula="of:=SIN([.A5])+COS([.B5])" office:value-type="float" office:value="1.50773614386843">
            <text:p>1.507736</text:p>
          </table:table-cell>
          <table:table-cell table:formula="of:=COS([.A5])" office:value-type="float" office:value="0.01424830711161">
            <text:p>0.01</text:p>
          </table:table-cell>
          <table:table-cell table:formula="of:=-SIN([.B5])" office:value-type="float" office:value="-0.861452793249591">
            <text:p>-0.86</text:p>
          </table:table-cell>
          <table:table-cell table:formula="of:=SQRT([.D5]*[.D5]+[.E5]^2)" office:value-type="float" office:value="0.861570617682073">
            <text:p>0.86</text:p>
          </table:table-cell>
          <table:table-cell table:formula="of:=[.D5]/[.F5]" office:value-type="float" office:value="0.0165375963608682">
            <text:p>0.02</text:p>
          </table:table-cell>
          <table:table-cell table:formula="of:=[.E5]/[.F5]" office:value-type="float" office:value="-0.999863244602283">
            <text:p>-1</text:p>
          </table:table-cell>
          <table:table-cell table:style-name="ce20" table:formula="of:=IF([.C5]&lt;[.C4];[.I4]/2;[.I4])" office:value-type="float" office:value="1">
            <text:p>1</text:p>
          </table:table-cell>
        </table:table-row>
        <table:table-row table:style-name="ro1">
          <table:table-cell table:style-name="ce3" table:formula="of:=[.A5]+[.G5]*[.I5]" office:value-type="float" office:value="1.57308513389853">
            <text:p>1.57309</text:p>
          </table:table-cell>
          <table:table-cell table:style-name="ce8" table:formula="of:=[.B5]+[.H5]*[.I5]" office:value-type="float" office:value="0.038260267473291">
            <text:p>0.03826</text:p>
          </table:table-cell>
          <table:table-cell table:formula="of:=SIN([.A6])+COS([.B6])" office:value-type="float" office:value="1.99926554592971">
            <text:p>1.999266</text:p>
          </table:table-cell>
          <table:table-cell table:formula="of:=COS([.A6])" office:value-type="float" office:value="-0.00228880510526138">
            <text:p>0</text:p>
          </table:table-cell>
          <table:table-cell table:formula="of:=-SIN([.B6])" office:value-type="float" office:value="-0.0382509336200529">
            <text:p>-0.04</text:p>
          </table:table-cell>
          <table:table-cell table:formula="of:=SQRT([.D6]*[.D6]+[.E6]^2)" office:value-type="float" office:value="0.0383193495719273">
            <text:p>0.04</text:p>
          </table:table-cell>
          <table:table-cell table:formula="of:=[.D6]/[.F6]" office:value-type="float" office:value="-0.0597297483081017">
            <text:p>-0.06</text:p>
          </table:table-cell>
          <table:table-cell table:formula="of:=[.E6]/[.F6]" office:value-type="float" office:value="-0.998214584729682">
            <text:p>-1</text:p>
          </table:table-cell>
          <table:table-cell table:style-name="ce20" table:formula="of:=IF([.C6]&lt;[.C5];[.I5]/2;[.I5])" office:value-type="float" office:value="1">
            <text:p>1</text:p>
          </table:table-cell>
        </table:table-row>
        <table:table-row table:style-name="ro1">
          <table:table-cell table:style-name="ce3" table:formula="of:=[.A6]+[.G6]*[.I6]" office:value-type="float" office:value="1.51335538559043">
            <text:p>1.51336</text:p>
          </table:table-cell>
          <table:table-cell table:style-name="ce8" table:formula="of:=[.B6]+[.H6]*[.I6]" office:value-type="float" office:value="-0.959954317256391">
            <text:p>-0.95995</text:p>
          </table:table-cell>
          <table:table-cell table:formula="of:=SIN([.A7])+COS([.B7])" office:value-type="float" office:value="1.57190813108126">
            <text:p>1.571908</text:p>
          </table:table-cell>
          <table:table-cell table:formula="of:=COS([.A7])" office:value-type="float" office:value="0.0574093590506185">
            <text:p>0.06</text:p>
          </table:table-cell>
          <table:table-cell table:formula="of:=-SIN([.B7])" office:value-type="float" office:value="0.819165367479738">
            <text:p>0.82</text:p>
          </table:table-cell>
          <table:table-cell table:formula="of:=SQRT([.D7]*[.D7]+[.E7]^2)" office:value-type="float" office:value="0.821174606149519">
            <text:p>0.82</text:p>
          </table:table-cell>
          <table:table-cell table:formula="of:=[.D7]/[.F7]" office:value-type="float" office:value="0.0699112693216496">
            <text:p>0.07</text:p>
          </table:table-cell>
          <table:table-cell table:formula="of:=[.E7]/[.F7]" office:value-type="float" office:value="0.997553213829636">
            <text:p>1</text:p>
          </table:table-cell>
          <table:table-cell table:style-name="ce20" table:formula="of:=IF([.C7]&lt;[.C6];[.I6]/2;[.I6])" office:value-type="float" office:value="0.5">
            <text:p>0.5</text:p>
          </table:table-cell>
        </table:table-row>
        <table:table-row table:style-name="ro1">
          <table:table-cell table:style-name="ce3" table:formula="of:=[.A7]+[.G7]*[.I7]" office:value-type="float" office:value="1.54831102025125">
            <text:p>1.54831</text:p>
          </table:table-cell>
          <table:table-cell table:style-name="ce8" table:formula="of:=[.B7]+[.H7]*[.I7]" office:value-type="float" office:value="-0.461177710341573">
            <text:p>-0.46118</text:p>
          </table:table-cell>
          <table:table-cell table:formula="of:=SIN([.A8])+COS([.B8])" office:value-type="float" office:value="1.8952762501021">
            <text:p>1.895276</text:p>
          </table:table-cell>
          <table:table-cell table:formula="of:=COS([.A8])" office:value-type="float" office:value="0.0224834118708937">
            <text:p>0.02</text:p>
          </table:table-cell>
          <table:table-cell table:formula="of:=-SIN([.B8])" office:value-type="float" office:value="0.445003089136157">
            <text:p>0.45</text:p>
          </table:table-cell>
          <table:table-cell table:formula="of:=SQRT([.D8]*[.D8]+[.E8]^2)" office:value-type="float" office:value="0.445570704995378">
            <text:p>0.45</text:p>
          </table:table-cell>
          <table:table-cell table:formula="of:=[.D8]/[.F8]" office:value-type="float" office:value="0.0504598072064161">
            <text:p>0.05</text:p>
          </table:table-cell>
          <table:table-cell table:formula="of:=[.E8]/[.F8]" office:value-type="float" office:value="0.998726092508197">
            <text:p>1</text:p>
          </table:table-cell>
          <table:table-cell table:style-name="ce20" table:formula="of:=IF([.C8]&lt;[.C7];[.I7]/2;[.I7])" office:value-type="float" office:value="0.5">
            <text:p>0.5</text:p>
          </table:table-cell>
        </table:table-row>
        <table:table-row table:style-name="ro1">
          <table:table-cell table:style-name="ce3" table:formula="of:=[.A8]+[.G8]*[.I8]" office:value-type="float" office:value="1.57354092385446">
            <text:p>1.57354</text:p>
          </table:table-cell>
          <table:table-cell table:style-name="ce8" table:formula="of:=[.B8]+[.H8]*[.I8]" office:value-type="float" office:value="0.0381853359125259">
            <text:p>0.03819</text:p>
          </table:table-cell>
          <table:table-cell table:formula="of:=SIN([.A9])+COS([.B9])" office:value-type="float" office:value="1.99926726224024">
            <text:p>1.999267</text:p>
          </table:table-cell>
          <table:table-cell table:formula="of:=COS([.A9])" office:value-type="float" office:value="-0.00274459361380925">
            <text:p>0</text:p>
          </table:table-cell>
          <table:table-cell table:formula="of:=-SIN([.B9])" office:value-type="float" office:value="-0.0381760567894936">
            <text:p>-0.04</text:p>
          </table:table-cell>
          <table:table-cell table:formula="of:=SQRT([.D9]*[.D9]+[.E9]^2)" office:value-type="float" office:value="0.0382745882551283">
            <text:p>0.04</text:p>
          </table:table-cell>
          <table:table-cell table:formula="of:=[.D9]/[.F9]" office:value-type="float" office:value="-0.0717079853482554">
            <text:p>-0.07</text:p>
          </table:table-cell>
          <table:table-cell table:formula="of:=[.E9]/[.F9]" office:value-type="float" office:value="-0.997425668828156">
            <text:p>-1</text:p>
          </table:table-cell>
          <table:table-cell table:style-name="ce20" table:formula="of:=IF([.C9]&lt;[.C8];[.I8]/2;[.I8])" office:value-type="float" office:value="0.5">
            <text:p>0.5</text:p>
          </table:table-cell>
        </table:table-row>
        <table:table-row table:style-name="ro1">
          <table:table-cell table:style-name="ce3" table:formula="of:=[.A9]+[.G9]*[.I9]" office:value-type="float" office:value="1.53768693118033">
            <text:p>1.53769</text:p>
          </table:table-cell>
          <table:table-cell table:style-name="ce8" table:formula="of:=[.B9]+[.H9]*[.I9]" office:value-type="float" office:value="-0.460527498501552">
            <text:p>-0.46053</text:p>
          </table:table-cell>
          <table:table-cell table:formula="of:=SIN([.A10])+COS([.B10])" office:value-type="float" office:value="1.89527012494086">
            <text:p>1.895270</text:p>
          </table:table-cell>
          <table:table-cell table:formula="of:=COS([.A10])" office:value-type="float" office:value="0.0331033466825324">
            <text:p>0.03</text:p>
          </table:table-cell>
          <table:table-cell table:formula="of:=-SIN([.B10])" office:value-type="float" office:value="0.444420711528041">
            <text:p>0.44</text:p>
          </table:table-cell>
          <table:table-cell table:formula="of:=SQRT([.D10]*[.D10]+[.E10]^2)" office:value-type="float" office:value="0.445651882523427">
            <text:p>0.45</text:p>
          </table:table-cell>
          <table:table-cell table:formula="of:=[.D10]/[.F10]" office:value-type="float" office:value="0.0742807289292495">
            <text:p>0.07</text:p>
          </table:table-cell>
          <table:table-cell table:formula="of:=[.E10]/[.F10]" office:value-type="float" office:value="0.997237370594253">
            <text:p>1</text:p>
          </table:table-cell>
          <table:table-cell table:style-name="ce20" table:formula="of:=IF([.C10]&lt;[.C9];[.I9]/2;[.I9])" office:value-type="float" office:value="0.25">
            <text:p>0.25</text:p>
          </table:table-cell>
        </table:table-row>
        <table:table-row table:style-name="ro1">
          <table:table-cell table:style-name="ce3" table:formula="of:=[.A10]+[.G10]*[.I10]" office:value-type="float" office:value="1.55625711341265">
            <text:p>1.55626</text:p>
          </table:table-cell>
          <table:table-cell table:style-name="ce8" table:formula="of:=[.B10]+[.H10]*[.I10]" office:value-type="float" office:value="-0.211218155852989">
            <text:p>-0.21122</text:p>
          </table:table-cell>
          <table:table-cell table:formula="of:=SIN([.A11])+COS([.B11])" office:value-type="float" office:value="1.97767055998707">
            <text:p>1.977671</text:p>
          </table:table-cell>
          <table:table-cell table:formula="of:=COS([.A11])" office:value-type="float" office:value="0.0145387011500336">
            <text:p>0.01</text:p>
          </table:table-cell>
          <table:table-cell table:formula="of:=-SIN([.B11])" office:value-type="float" office:value="0.209651138967435">
            <text:p>0.21</text:p>
          </table:table-cell>
          <table:table-cell table:formula="of:=SQRT([.D11]*[.D11]+[.E11]^2)" office:value-type="float" office:value="0.210154642826355">
            <text:p>0.21</text:p>
          </table:table-cell>
          <table:table-cell table:formula="of:=[.D11]/[.F11]" office:value-type="float" office:value="0.069180965761706">
            <text:p>0.07</text:p>
          </table:table-cell>
          <table:table-cell table:formula="of:=[.E11]/[.F11]" office:value-type="float" office:value="0.997604126884145">
            <text:p>1</text:p>
          </table:table-cell>
          <table:table-cell table:style-name="ce20" table:formula="of:=IF([.C11]&lt;[.C10];[.I10]/2;[.I10])" office:value-type="float" office:value="0.25">
            <text:p>0.25</text:p>
          </table:table-cell>
        </table:table-row>
        <table:table-row table:style-name="ro1">
          <table:table-cell table:style-name="ce3" table:formula="of:=[.A11]+[.G11]*[.I11]" office:value-type="float" office:value="1.57355235485307">
            <text:p>1.57355</text:p>
          </table:table-cell>
          <table:table-cell table:style-name="ce8" table:formula="of:=[.B11]+[.H11]*[.I11]" office:value-type="float" office:value="0.0381828758680474">
            <text:p>0.03818</text:p>
          </table:table-cell>
          <table:table-cell table:formula="of:=SIN([.A12])+COS([.B12])" office:value-type="float" office:value="1.99926732471323">
            <text:p>1.999267</text:p>
          </table:table-cell>
          <table:table-cell table:formula="of:=COS([.A12])" office:value-type="float" office:value="-0.00275602456918693">
            <text:p>0</text:p>
          </table:table-cell>
          <table:table-cell table:formula="of:=-SIN([.B12])" office:value-type="float" office:value="-0.0381735985382016">
            <text:p>-0.04</text:p>
          </table:table-cell>
          <table:table-cell table:formula="of:=SQRT([.D12]*[.D12]+[.E12]^2)" office:value-type="float" office:value="0.0382729577741484">
            <text:p>0.04</text:p>
          </table:table-cell>
          <table:table-cell table:formula="of:=[.D12]/[.F12]" office:value-type="float" office:value="-0.0720097094520481">
            <text:p>-0.07</text:p>
          </table:table-cell>
          <table:table-cell table:formula="of:=[.E12]/[.F12]" office:value-type="float" office:value="-0.997403931085411">
            <text:p>-1</text:p>
          </table:table-cell>
          <table:table-cell table:style-name="ce20" table:formula="of:=IF([.C12]&lt;[.C11];[.I11]/2;[.I11])" office:value-type="float" office:value="0.25">
            <text:p>0.25</text:p>
          </table:table-cell>
        </table:table-row>
        <table:table-row table:style-name="ro1">
          <table:table-cell table:style-name="ce3" table:formula="of:=[.A12]+[.G12]*[.I12]" office:value-type="float" office:value="1.55554992749006">
            <text:p>1.55555</text:p>
          </table:table-cell>
          <table:table-cell table:style-name="ce8" table:formula="of:=[.B12]+[.H12]*[.I12]" office:value-type="float" office:value="-0.211168106903305">
            <text:p>-0.21117</text:p>
          </table:table-cell>
          <table:table-cell table:formula="of:=SIN([.A13])+COS([.B13])" office:value-type="float" office:value="1.97767051998831">
            <text:p>1.977671</text:p>
          </table:table-cell>
          <table:table-cell table:formula="of:=COS([.A13])" office:value-type="float" office:value="0.0152458086339424">
            <text:p>0.02</text:p>
          </table:table-cell>
          <table:table-cell table:formula="of:=-SIN([.B13])" office:value-type="float" office:value="0.209602202030416">
            <text:p>0.21</text:p>
          </table:table-cell>
          <table:table-cell table:formula="of:=SQRT([.D13]*[.D13]+[.E13]^2)" office:value-type="float" office:value="0.210155936810983">
            <text:p>0.21</text:p>
          </table:table-cell>
          <table:table-cell table:formula="of:=[.D13]/[.F13]" office:value-type="float" office:value="0.0725452198271927">
            <text:p>0.07</text:p>
          </table:table-cell>
          <table:table-cell table:formula="of:=[.E13]/[.F13]" office:value-type="float" office:value="0.997365124255016">
            <text:p>1</text:p>
          </table:table-cell>
          <table:table-cell table:style-name="ce20" table:formula="of:=IF([.C13]&lt;[.C12];[.I12]/2;[.I12])" office:value-type="float" office:value="0.125">
            <text:p>0.13</text:p>
          </table:table-cell>
        </table:table-row>
        <table:table-row table:style-name="ro1">
          <table:table-cell table:style-name="ce3" table:formula="of:=[.A13]+[.G13]*[.I13]" office:value-type="float" office:value="1.56461807996846">
            <text:p>1.56462</text:p>
          </table:table-cell>
          <table:table-cell table:style-name="ce8" table:formula="of:=[.B13]+[.H13]*[.I13]" office:value-type="float" office:value="-0.0864974663714283">
            <text:p>-0.08650</text:p>
          </table:table-cell>
          <table:table-cell table:formula="of:=SIN([.A14])+COS([.B14])" office:value-type="float" office:value="1.99624234066393">
            <text:p>1.996242</text:p>
          </table:table-cell>
          <table:table-cell table:formula="of:=COS([.A14])" office:value-type="float" office:value="0.00617820752181028">
            <text:p>0.01</text:p>
          </table:table-cell>
          <table:table-cell table:formula="of:=-SIN([.B14])" office:value-type="float" office:value="0.0863896470876887">
            <text:p>0.09</text:p>
          </table:table-cell>
          <table:table-cell table:formula="of:=SQRT([.D14]*[.D14]+[.E14]^2)" office:value-type="float" office:value="0.0866102844477372">
            <text:p>0.09</text:p>
          </table:table-cell>
          <table:table-cell table:formula="of:=[.D14]/[.F14]" office:value-type="float" office:value="0.0713334168246309">
            <text:p>0.07</text:p>
          </table:table-cell>
          <table:table-cell table:formula="of:=[.E14]/[.F14]" office:value-type="float" office:value="0.997452527012751">
            <text:p>1</text:p>
          </table:table-cell>
          <table:table-cell table:style-name="ce20" table:formula="of:=IF([.C14]&lt;[.C13];[.I13]/2;[.I13])" office:value-type="float" office:value="0.125">
            <text:p>0.13</text:p>
          </table:table-cell>
        </table:table-row>
        <table:table-row table:style-name="ro1">
          <table:table-cell table:style-name="ce3" table:formula="of:=[.A14]+[.G14]*[.I14]" office:value-type="float" office:value="1.57353475707154">
            <text:p>1.57353</text:p>
          </table:table-cell>
          <table:table-cell table:style-name="ce8" table:formula="of:=[.B14]+[.H14]*[.I14]" office:value-type="float" office:value="0.0381840995051656">
            <text:p>0.03818</text:p>
          </table:table-cell>
          <table:table-cell table:formula="of:=SIN([.A15])+COS([.B15])" office:value-type="float" office:value="1.99926732634693">
            <text:p>1.999267</text:p>
          </table:table-cell>
          <table:table-cell table:formula="of:=COS([.A15])" office:value-type="float" office:value="-0.00273842685406072">
            <text:p>0</text:p>
          </table:table-cell>
          <table:table-cell table:formula="of:=-SIN([.B15])" office:value-type="float" office:value="-0.0381748212834097">
            <text:p>-0.04</text:p>
          </table:table-cell>
          <table:table-cell table:formula="of:=SQRT([.D15]*[.D15]+[.E15]^2)" office:value-type="float" office:value="0.0382729142038506">
            <text:p>0.04</text:p>
          </table:table-cell>
          <table:table-cell table:formula="of:=[.D15]/[.F15]" office:value-type="float" office:value="-0.0715499958920089">
            <text:p>-0.07</text:p>
          </table:table-cell>
          <table:table-cell table:formula="of:=[.E15]/[.F15]" office:value-type="float" office:value="-0.997437014596838">
            <text:p>-1</text:p>
          </table:table-cell>
          <table:table-cell table:style-name="ce20" table:formula="of:=IF([.C15]&lt;[.C14];[.I14]/2;[.I14])" office:value-type="float" office:value="0.125">
            <text:p>0.13</text:p>
          </table:table-cell>
        </table:table-row>
        <table:table-row table:style-name="ro1">
          <table:table-cell table:style-name="ce3" table:formula="of:=[.A15]+[.G15]*[.I15]" office:value-type="float" office:value="1.56459100758504">
            <text:p>1.56459</text:p>
          </table:table-cell>
          <table:table-cell table:style-name="ce8" table:formula="of:=[.B15]+[.H15]*[.I15]" office:value-type="float" office:value="-0.0864955273194392">
            <text:p>-0.08650</text:p>
          </table:table-cell>
          <table:table-cell table:formula="of:=SIN([.A16])+COS([.B16])" office:value-type="float" office:value="1.99624234055082">
            <text:p>1.996242</text:p>
          </table:table-cell>
          <table:table-cell table:formula="of:=COS([.A16])" office:value-type="float" office:value="0.00620527938628034">
            <text:p>0.01</text:p>
          </table:table-cell>
          <table:table-cell table:formula="of:=-SIN([.B16])" office:value-type="float" office:value="0.0863877152848266">
            <text:p>0.09</text:p>
          </table:table-cell>
          <table:table-cell table:formula="of:=SQRT([.D16]*[.D16]+[.E16]^2)" office:value-type="float" office:value="0.0866102929471668">
            <text:p>0.09</text:p>
          </table:table-cell>
          <table:table-cell table:formula="of:=[.D16]/[.F16]" office:value-type="float" office:value="0.0716459808081429">
            <text:p>0.07</text:p>
          </table:table-cell>
          <table:table-cell table:formula="of:=[.E16]/[.F16]" office:value-type="float" office:value="0.997430124587201">
            <text:p>1</text:p>
          </table:table-cell>
          <table:table-cell table:style-name="ce20" table:formula="of:=IF([.C16]&lt;[.C15];[.I15]/2;[.I15])" office:value-type="float" office:value="0.0625">
            <text:p>0.06</text:p>
          </table:table-cell>
        </table:table-row>
        <table:table-row table:style-name="ro1">
          <table:table-cell table:style-name="ce3" table:formula="of:=[.A16]+[.G16]*[.I16]" office:value-type="float" office:value="1.56906888138555">
            <text:p>1.56907</text:p>
          </table:table-cell>
          <table:table-cell table:style-name="ce8" table:formula="of:=[.B16]+[.H16]*[.I16]" office:value-type="float" office:value="-0.0241561445327391">
            <text:p>-0.02416</text:p>
          </table:table-cell>
          <table:table-cell table:formula="of:=SIN([.A17])+COS([.B17])" office:value-type="float" office:value="1.99970676249421">
            <text:p>1.999707</text:p>
          </table:table-cell>
          <table:table-cell table:formula="of:=COS([.A17])" office:value-type="float" office:value="0.00172744455021552">
            <text:p>0</text:p>
          </table:table-cell>
          <table:table-cell table:formula="of:=-SIN([.B17])" office:value-type="float" office:value="0.0241537953384469">
            <text:p>0.02</text:p>
          </table:table-cell>
          <table:table-cell table:formula="of:=SQRT([.D17]*[.D17]+[.E17]^2)" office:value-type="float" office:value="0.0242154887195292">
            <text:p>0.02</text:p>
          </table:table-cell>
          <table:table-cell table:formula="of:=[.D17]/[.F17]" office:value-type="float" office:value="0.0713363488229902">
            <text:p>0.07</text:p>
          </table:table-cell>
          <table:table-cell table:formula="of:=[.E17]/[.F17]" office:value-type="float" office:value="0.997452317324796">
            <text:p>1</text:p>
          </table:table-cell>
          <table:table-cell table:style-name="ce20" table:formula="of:=IF([.C17]&lt;[.C16];[.I16]/2;[.I16])" office:value-type="float" office:value="0.0625">
            <text:p>0.06</text:p>
          </table:table-cell>
        </table:table-row>
        <table:table-row table:style-name="ro1">
          <table:table-cell table:style-name="ce4" table:formula="of:=[.A17]+[.G17]*[.I17]" office:value-type="float" office:value="1.57352740318698">
            <text:p>1.57353</text:p>
          </table:table-cell>
          <table:table-cell table:style-name="ce4" table:formula="of:=[.B17]+[.H17]*[.I17]" office:value-type="float" office:value="0.0381846253000606">
            <text:p>0.03818</text:p>
          </table:table-cell>
          <table:table-cell table:style-name="ce13" table:formula="of:=SIN([.A18])+COS([.B18])" office:value-type="float" office:value="1.9992673263857">
            <text:p>1.999267</text:p>
          </table:table-cell>
          <table:table-cell table:style-name="ce16" table:formula="of:=COS([.A18])" office:value-type="float" office:value="-0.00273107299700481">
            <text:p>0</text:p>
          </table:table-cell>
          <table:table-cell table:style-name="ce16" table:formula="of:=-SIN([.B18])" office:value-type="float" office:value="-0.0381753466950348">
            <text:p>-0.04</text:p>
          </table:table-cell>
          <table:table-cell table:style-name="ce16" table:formula="of:=SQRT([.D18]*[.D18]+[.E18]^2)" office:value-type="float" office:value="0.0382729128105122">
            <text:p>0.04</text:p>
          </table:table-cell>
          <table:table-cell table:style-name="ce16" table:formula="of:=[.D18]/[.F18]" office:value-type="float" office:value="-0.0713578558947486">
            <text:p>-0.07</text:p>
          </table:table-cell>
          <table:table-cell table:style-name="ce16" table:formula="of:=[.E18]/[.F18]" office:value-type="float" office:value="-0.997450778937038">
            <text:p>-1</text:p>
          </table:table-cell>
          <table:table-cell table:style-name="ce21" table:formula="of:=IF([.C18]&lt;[.C17];[.I17]/2;[.I17])" office:value-type="float" office:value="0.03125">
            <text:p>0.03</text:p>
          </table:table-cell>
        </table:table-row>
        <table:table-row table:style-name="ro1">
          <table:table-cell table:style-name="ce5" table:formula="of:=[.A18]+[.G18]*[.I18]" office:value-type="float" office:value="1.57129747019027">
            <text:p>1.57130</text:p>
          </table:table-cell>
          <table:table-cell table:style-name="ce9" table:formula="of:=[.B18]+[.H18]*[.I18]" office:value-type="float" office:value="0.00701428845827813">
            <text:p>0.00701</text:p>
          </table:table-cell>
          <table:table-cell table:style-name="ce14" table:formula="of:=SIN([.A19])+COS([.B19])" office:value-type="float" office:value="1.99997527440722">
            <text:p>1.999975</text:p>
          </table:table-cell>
          <table:table-cell table:style-name="ce17" table:formula="of:=COS([.A19])" office:value-type="float" office:value="-0.000501143374398346">
            <text:p>0</text:p>
          </table:table-cell>
          <table:table-cell table:style-name="ce17" table:formula="of:=-SIN([.B19])" office:value-type="float" office:value="-0.00701423094097069">
            <text:p>-0.01</text:p>
          </table:table-cell>
          <table:table-cell table:style-name="ce17" table:formula="of:=SQRT([.D19]*[.D19]+[.E19]^2)" office:value-type="float" office:value="0.00703211066287881">
            <text:p>0.01</text:p>
          </table:table-cell>
          <table:table-cell table:style-name="ce17" table:formula="of:=[.D19]/[.F19]" office:value-type="float" office:value="-0.0712650011388171">
            <text:p>-0.07</text:p>
          </table:table-cell>
          <table:table-cell table:style-name="ce17" table:formula="of:=[.E19]/[.F19]" office:value-type="float" office:value="-0.997457417443313">
            <text:p>-1</text:p>
          </table:table-cell>
          <table:table-cell table:style-name="ce22" table:formula="of:=IF([.C19]&lt;[.C18];[.I18]/2;[.I18])" office:value-type="float" office:value="0.03125">
            <text:p>0.03</text:p>
          </table:table-cell>
        </table:table-row>
        <table:table-row table:style-name="ro1" table:number-rows-repeated="6551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 style:data-style-name="N2" text:time-value="0000-00-00T15:51: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MathUmwi</meta:initial-creator>
    <meta:creation-date>2010-05-21T14:36:02.28</meta:creation-date>
    <dc:date>2014-08-14T15:52:05</dc:date>
    <meta:editing-duration>PT01H50M45S</meta:editing-duration>
    <meta:editing-cycles>2</meta:editing-cycles>
    <meta:generator>LibreOffice/3.6$Linux_X86_64 LibreOffice_project/360m1$Build-304</meta:generator>
    <dc:creator>Melanie Platz</dc:creator>
    <meta:document-statistic meta:table-count="1" meta:cell-count="171" meta:object-count="0"/>
    <meta:user-defined meta:name="Info 1"/>
    <meta:user-defined meta:name="Info 2"/>
    <meta:user-defined meta:name="Info 3"/>
    <meta:user-defined meta:name="Info 4"/>
  </office:meta>
</office:document-meta>
</file>